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merican Typewriter" svg:font-family="'American Typewriter'" style:font-family-generic="modern" style:font-pitch="fixed"/>
    <style:font-face style:name="Sawasdee" svg:font-family="Sawasd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Heading_20_1">
      <style:text-properties style:font-name="Times New Roman"/>
    </style:style>
    <style:style style:name="P4" style:family="paragraph" style:parent-style-name="Heading_20_2">
      <style:text-properties style:font-name="Times New Roman" fo:font-size="14pt" style:font-size-asian="14pt" style:font-size-complex="14pt"/>
    </style:style>
    <style:style style:name="P5" style:family="paragraph" style:parent-style-name="Text_20_body" style:list-style-name="L1">
      <style:text-properties style:font-name="Times New Roman" fo:font-size="10pt" style:font-size-asian="10pt" style:font-size-complex="10pt"/>
    </style:style>
    <style:style style:name="P6" style:family="paragraph" style:parent-style-name="Text_20_body" style:list-style-name="L2">
      <style:text-properties style:font-name="Times New Roman" fo:font-size="10pt" style:font-size-asian="10pt" style:font-size-complex="10pt"/>
    </style:style>
    <style:style style:name="P7" style:family="paragraph" style:parent-style-name="Text_20_body" style:list-style-name="L3">
      <style:text-properties style:font-name="Times New Roman" fo:font-size="10pt" style:font-size-asian="10pt" style:font-size-complex="10pt"/>
    </style:style>
    <style:style style:name="P8" style:family="paragraph" style:parent-style-name="Text_20_body" style:list-style-name="L4">
      <style:text-properties style:font-name="Times New Roman" fo:font-size="10pt" style:font-size-asian="10pt" style:font-size-complex="10pt"/>
    </style:style>
    <style:style style:name="P9" style:family="paragraph" style:parent-style-name="Text_20_body" style:list-style-name="L1">
      <style:paragraph-properties fo:margin-top="0in" fo:margin-bottom="0in"/>
      <style:text-properties style:font-name="Times New Roman" fo:font-size="10pt" style:font-size-asian="10pt" style:font-size-complex="10pt"/>
    </style:style>
    <style:style style:name="P10" style:family="paragraph" style:parent-style-name="Text_20_body" style:list-style-name="L2">
      <style:paragraph-properties fo:margin-top="0in" fo:margin-bottom="0in"/>
      <style:text-properties style:font-name="Times New Roman" fo:font-size="10pt" style:font-size-asian="10pt" style:font-size-complex="10pt"/>
    </style:style>
    <style:style style:name="P11" style:family="paragraph" style:parent-style-name="Text_20_body" style:list-style-name="L3">
      <style:paragraph-properties fo:margin-top="0in" fo:margin-bottom="0in"/>
      <style:text-properties style:font-name="Times New Roman" fo:font-size="10pt" style:font-size-asian="10pt" style:font-size-complex="10pt"/>
    </style:style>
    <style:style style:name="P12" style:family="paragraph" style:parent-style-name="Text_20_body" style:list-style-name="L4">
      <style:paragraph-properties fo:margin-top="0in" fo:margin-bottom="0in"/>
      <style:text-properties style:font-name="Times New Roman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jack-senechal"/><text:span text:style-name="T2">Matt Martin</text:span><text:span text:style-name="T4"><text:line-break/></text:span><text:span text:style-name="T1">Located in Edmond, OK<text:line-break/>Phone: (405) 237-8507<text:line-break/>Email:</text:span><text:span text:style-name="T3"> jmattmartin@gmail.com</text:span></text:h>
      <text:h text:style-name="P4" text:outline-level="2"><text:bookmark text:name="introduction"/>Introduction</text:h>
      <text:p text:style-name="Text_20_body"><text:span text:style-name="T5">My ideal workplace has a vibrant environment of innovation, a strong team practicing Agile methodologies, and a culture of excellence. I bring </text:span><text:span text:style-name="Strong_20_Emphasis"><text:span text:style-name="T5">7 years of industry experience</text:span></text:span><text:span text:style-name="T5">, an appetite for innovation, and a broad understanding of the technological landscape. I am motivated to create, and I am not satisfied with the status quo.</text:span></text:p>
      <text:h text:style-name="P4" text:outline-level="2"><text:bookmark text:name="languages"/>Languages and Technologies</text:h>
      <text:p text:style-name="Text_20_body"><text:span text:style-name="T5">Experience with </text:span><text:span text:style-name="Strong_20_Emphasis"><text:span text:style-name="T5">Java</text:span></text:span><text:span text:style-name="T5">, C#, Python, SQL</text:span></text:p>
      <text:p text:style-name="Text_20_body"><text:span text:style-name="T5">Limited experience with Javascript, </text:span><text:span text:style-name="Strong_20_Emphasis"><text:span text:style-name="T5">Node.js</text:span></text:span><text:span text:style-name="T5">, </text:span><text:span text:style-name="Strong_20_Emphasis"><text:span text:style-name="T5">AngularJS</text:span></text:span><text:span text:style-name="T5">, EXTJS, D3, PHP, C++, Lisp, Perl, HTML, CSS </text:span></text:p>
      <text:p text:style-name="P1"/>
      <text:p text:style-name="Text_20_body"><text:span text:style-name="Strong_20_Emphasis"><text:span text:style-name="T5">Technologies</text:span></text:span><text:span text:style-name="T5"> </text:span></text:p>
      <text:p text:style-name="P1">Eclipse, .Net, Visual Studio, JMS, Junit, Maven, Lucene, Cassandra, Tomcat, Agile, Scrum, JIRA, SVN, Git, JSON, XML, MSSQL, Oracle, BerkeleyDB, SQLite, MongoDB, D3</text:p>
      <text:h text:style-name="P4" text:outline-level="2"><text:bookmark text:name="industry-experience"/>Industry Experience</text:h>
      <text:p text:style-name="P1">Technical Lead, Senior Software Engineer MSCI, 03/2013 - Present</text:p>
      <text:list xml:id="list4387804967303796766" text:style-name="L1">
        <text:list-item>
          <text:p text:style-name="P9">Designed and implemented components within a complex, distributed SOA software framework system using Java, SOAP, XML, JMS, JNDI, Oracle, PL/SQL, Python, Zookeeper.</text:p>
        </text:list-item>
        <text:list-item>
          <text:p text:style-name="P9">Led a team of 4 Software and Environment Engineers responsible for designing and implementing platform enhancements, focusing primarily on stability and performance of the distributed SOA application platform. </text:p>
        </text:list-item>
        <text:list-item>
          <text:p text:style-name="P9">Helped to define and propose a new platform enhancment project that will add throttling to the current application architecture, therefore increasing the overall stability and recoverability of the platform. </text:p>
        </text:list-item>
        <text:list-item>
          <text:p text:style-name="P9">Designed and architected a Java/Oracle software application to perform load and stress testing of the distributed SOA platform by replicating production load - consisting of millions of operations per day. </text:p>
        </text:list-item>
        <text:list-item>
          <text:p text:style-name="P9">Designed and implemented an EXTJS web application to interface with application for replicating producition load. </text:p>
        </text:list-item>
        <text:list-item>
          <text:p text:style-name="P5">Responsible for maintaining development environments for ~50 developers, spread across the world in multiple locations. </text:p>
        </text:list-item>
      </text:list>
      <text:p text:style-name="P1">Software Engineer, United States Air Force, 07/2011 - 03/2013</text:p>
      <text:list xml:id="list2783483121205239156" text:style-name="L2">
        <text:list-item>
          <text:p text:style-name="P10">Designed, implemented, and maintained various application components and APIs within a .Net application. Application built using MVVM and WPF. </text:p>
        </text:list-item>
        <text:list-item>
          <text:p text:style-name="P10">Responsible for the holistic data layer of the application, including data persistence and retrieval. Entity Framework and MSSQL. </text:p>
        </text:list-item>
        <text:list-item>
          <text:p text:style-name="P6">Updated and maintained the charting and reporting capabilities within the application using Infragistics and WPF visualization and reporting controls. </text:p>
        </text:list-item>
      </text:list>
      <text:p text:style-name="P1">Software Engineer, RiskMetrics Group, 05/2007 - 07/2011</text:p>
      <text:list xml:id="list5425583196054203776" text:style-name="L3">
        <text:list-item>
          <text:p text:style-name="P11">Implemented business requirements to add new features to a distributed Java Struts web application. </text:p>
        </text:list-item>
        <text:list-item>
          <text:p text:style-name="P11">Worked as part of a team responsible for building an updated data storage service within the larger SOA plaform architecture. Used Lucene for data indexing and Cassandra/Oracle for persistence. </text:p>
        </text:list-item>
        <text:list-item>
          <text:p text:style-name="P11">Designed and implemented various dev-ops tools to interact with a large, distributed SOA platform. (Java, Python) </text:p>
        </text:list-item>
        <text:list-item>
          <text:p text:style-name="P7">Upgraded and maintained in-house, python build and deployment systems </text:p>
        </text:list-item>
      </text:list>
      <text:p text:style-name="P1">Software Engineer in Test (Intern), 05/2005 - 05/2007 </text:p>
      <text:list xml:id="list7258899072231018180" text:style-name="L4">
        <text:list-item>
          <text:p text:style-name="P12"><text:soft-page-break/>Designed and executed manual and automated test plans for a distributed web application </text:p>
        </text:list-item>
        <text:list-item>
          <text:p text:style-name="P8">Maintained an extensive automated regression testing framework built using Perl and SilkTest </text:p>
        </text:list-item>
      </text:list>
      <text:h text:style-name="P4" text:outline-level="2"><text:bookmark text:name="education"/>Education</text:h>
      <text:p text:style-name="Text_20_body"><text:span text:style-name="Strong_20_Emphasis"><text:span text:style-name="T5">Master of Science in Computer Science</text:span></text:span><text:span text:style-name="T5">, 05/2010 <text:line-break/>University of Oklahoma, Norman, OK <text:line-break/>4.0 GPA </text:span></text:p>
      <text:p text:style-name="Text_20_body"><text:span text:style-name="Strong_20_Emphasis"><text:span text:style-name="T5">Bachelor of Science in Computer Science</text:span></text:span><text:span text:style-name="T5">, 05/2007 <text:line-break/>University of Oklahoma, Norman, OK <text:line-break/>3.98 GPA </text:span></text:p>
      <text:h text:style-name="P4" text:outline-level="2"><text:bookmark text:name="publications"/>Publications</text:h>
      <text:p text:style-name="Text_20_body"><text:span text:style-name="T5">M. Martin, N. Grounds, J. K. Antonio, K. Crawford, and J. Madden. </text:span><text:span text:style-name="Strong_20_Emphasis"><text:span text:style-name="T5">Banker’s Deadlock Avoidance Algorithm for Distributed Service-Oriented Architectures.</text:span></text:span><text:span text:style-name="T5"> Proceedings of the International Conference on Parallel and Distributed Processing Techniques and Applications (PDPTA '10), July2010.</text:span></text:p>
      <text:p text:style-name="Text_20_body"><text:span text:style-name="T5">H. K. Shrestha, N. Grounds, J. Madden, M. Martin, J. K. Antonio, J. Sachs, J. Zuech, and C. Sanchez. </text:span><text:span text:style-name="Strong_20_Emphasis"><text:span text:style-name="T5">Scheduling workflows on a cluster of memory managed multicore machines. </text:span></text:span><text:span text:style-name="T5">Proceedings of the International Conference on Parallel and Distributed Processing Techniques and Applications (PDPTA '09), July 2009.</text:span></text:p>
      <text:p text:style-name="Text_20_body"><text:span text:style-name="T5">John Matthew Martin. </text:span><text:span text:style-name="Strong_20_Emphasis"><text:span text:style-name="T5">Deadlock Avoidance in Distributed Service Oriented Architectures.</text:span></text:span><text:span text:style-name="T5"> Master's thesis, University of Oklahoma, Norman, Oklahoma, May 2010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merican Typewriter" svg:font-family="'American Typewriter'" style:font-family-generic="modern" style:font-pitch="fixed"/>
    <style:font-face style:name="Sawasdee" svg:font-family="Sawasd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Martin</meta:initial-creator>
    <meta:creation-date>2014-04-02T22:07:49</meta:creation-date>
    <dc:date>2014-10-08T08:38:56</dc:date>
    <dc:creator>Matt Martin</dc:creator>
    <meta:editing-duration>PT27M40S</meta:editing-duration>
    <meta:editing-cycles>4</meta:editing-cycles>
    <meta:generator>OpenOffice/4.0.1$Unix OpenOffice.org_project/401m5$Build-9714</meta:generator>
    <meta:printed-by>Matt Martin</meta:printed-by>
    <meta:print-date>2014-04-02T22:12:15</meta:print-date>
    <meta:document-statistic meta:table-count="0" meta:image-count="0" meta:object-count="0" meta:page-count="2" meta:paragraph-count="35" meta:word-count="581" meta:character-count="4092"/>
  </office:meta>
</office:document-meta>
</file>